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4264in" table:align="left"/>
    </style:style>
    <style:style style:name="Table1.A" style:family="table-column">
      <style:table-column-properties style:column-width="1.0583in"/>
    </style:style>
    <style:style style:name="Table1.B" style:family="table-column">
      <style:table-column-properties style:column-width="1.7in"/>
    </style:style>
    <style:style style:name="Table1.C" style:family="table-column">
      <style:table-column-properties style:column-width="2.6681in"/>
    </style:style>
    <style:style style:name="Table1.A1" style:family="table-cell">
      <style:table-cell-properties style:vertical-align="middle" fo:padding="0.0194in" fo:border="none"/>
    </style:style>
    <style:style style:name="P1" style:family="paragraph" style:parent-style-name="Preformatted_20_Text">
      <style:text-properties style:text-underline-style="none" fo:font-weight="normal" officeooo:rsid="001ba77e" officeooo:paragraph-rsid="001d58ee" style:font-weight-asian="normal" style:font-weight-complex="normal"/>
    </style:style>
    <style:style style:name="P2" style:family="paragraph" style:parent-style-name="Preformatted_20_Text">
      <style:text-properties style:text-underline-style="none" fo:font-weight="normal" officeooo:rsid="0022e71d" officeooo:paragraph-rsid="0022e71d" style:font-weight-asian="normal" style:font-weight-complex="normal"/>
    </style:style>
    <style:style style:name="P3" style:family="paragraph" style:parent-style-name="Preformatted_20_Text">
      <style:text-properties style:text-underline-style="none" fo:font-weight="bold" officeooo:rsid="001f472f" officeooo:paragraph-rsid="00213bfc" style:font-weight-asian="bold" style:font-weight-complex="bold"/>
    </style:style>
    <style:style style:name="P4" style:family="paragraph" style:parent-style-name="Preformatted_20_Text">
      <style:text-properties style:text-underline-style="none" fo:font-weight="bold" officeooo:rsid="00213bfc" officeooo:paragraph-rsid="00213bfc" style:font-weight-asian="bold" style:font-weight-complex="bold"/>
    </style:style>
    <style:style style:name="P5" style:family="paragraph" style:parent-style-name="Preformatted_20_Text">
      <style:text-properties style:text-underline-style="none" fo:font-weight="bold" officeooo:rsid="002a757f" officeooo:paragraph-rsid="002a757f" style:font-weight-asian="bold" style:font-weight-complex="bold"/>
    </style:style>
    <style:style style:name="P6" style:family="paragraph" style:parent-style-name="Preformatted_20_Text">
      <style:text-properties style:text-underline-style="none" fo:font-weight="bold" officeooo:rsid="002d722a" officeooo:paragraph-rsid="002d722a" style:font-weight-asian="bold" style:font-weight-complex="bold"/>
    </style:style>
    <style:style style:name="P7" style:family="paragraph" style:parent-style-name="Preformatted_20_Text">
      <style:text-properties style:text-underline-style="none" fo:font-weight="bold" officeooo:rsid="00319c33" officeooo:paragraph-rsid="00319c33" style:font-weight-asian="bold" style:font-weight-complex="bold"/>
    </style:style>
    <style:style style:name="P8" style:family="paragraph" style:parent-style-name="Preformatted_20_Text">
      <style:text-properties fo:font-weight="normal" officeooo:rsid="00478ed4" officeooo:paragraph-rsid="00478ed4" style:font-weight-asian="normal" style:font-weight-complex="normal"/>
    </style:style>
    <style:style style:name="P9" style:family="paragraph" style:parent-style-name="Preformatted_20_Text">
      <style:text-properties fo:font-weight="normal" officeooo:rsid="004864e5" officeooo:paragraph-rsid="004864e5" style:font-weight-asian="normal" style:font-weight-complex="normal"/>
    </style:style>
    <style:style style:name="P10" style:family="paragraph" style:parent-style-name="Preformatted_20_Text">
      <style:text-properties officeooo:paragraph-rsid="001d58ee"/>
    </style:style>
    <style:style style:name="P11" style:family="paragraph" style:parent-style-name="Preformatted_20_Text">
      <style:text-properties fo:font-weight="bold" officeooo:rsid="00336ba9" officeooo:paragraph-rsid="00336ba9" style:font-weight-asian="bold" style:font-weight-complex="bold"/>
    </style:style>
    <style:style style:name="P12" style:family="paragraph" style:parent-style-name="Preformatted_20_Text">
      <style:text-properties fo:font-weight="bold" officeooo:rsid="003a3d12" officeooo:paragraph-rsid="003a3d12" style:font-weight-asian="bold" style:font-weight-complex="bold"/>
    </style:style>
    <style:style style:name="P13" style:family="paragraph" style:parent-style-name="Preformatted_20_Text">
      <style:text-properties fo:font-weight="bold" officeooo:rsid="003a7ece" officeooo:paragraph-rsid="003a7ece" style:font-weight-asian="bold" style:font-weight-complex="bold"/>
    </style:style>
    <style:style style:name="P14" style:family="paragraph" style:parent-style-name="Preformatted_20_Text">
      <style:text-properties fo:font-weight="bold" officeooo:rsid="003d5713" officeooo:paragraph-rsid="003d5713" style:font-weight-asian="bold" style:font-weight-complex="bold"/>
    </style:style>
    <style:style style:name="P15" style:family="paragraph" style:parent-style-name="Preformatted_20_Text">
      <style:text-properties fo:font-weight="bold" officeooo:rsid="003ec283" officeooo:paragraph-rsid="003ec283" style:font-weight-asian="bold" style:font-weight-complex="bold"/>
    </style:style>
    <style:style style:name="P16" style:family="paragraph" style:parent-style-name="Preformatted_20_Text">
      <style:text-properties fo:font-weight="bold" officeooo:rsid="0041c423" officeooo:paragraph-rsid="0041c423" style:font-weight-asian="bold" style:font-weight-complex="bold"/>
    </style:style>
    <style:style style:name="P17" style:family="paragraph" style:parent-style-name="Preformatted_20_Text">
      <style:text-properties fo:font-weight="bold" officeooo:rsid="0042e360" officeooo:paragraph-rsid="0042e360" style:font-weight-asian="bold" style:font-weight-complex="bold"/>
    </style:style>
    <style:style style:name="P18" style:family="paragraph" style:parent-style-name="Preformatted_20_Text">
      <style:text-properties fo:font-weight="bold" officeooo:rsid="00498e20" officeooo:paragraph-rsid="00498e20" style:font-weight-asian="bold" style:font-weight-complex="bold"/>
    </style:style>
    <style:style style:name="P19" style:family="paragraph" style:parent-style-name="Preformatted_20_Text">
      <style:text-properties fo:font-weight="bold" officeooo:rsid="004b6971" officeooo:paragraph-rsid="004b6971" style:font-weight-asian="bold" style:font-weight-complex="bold"/>
    </style:style>
    <style:style style:name="P20" style:family="paragraph" style:parent-style-name="Preformatted_20_Text">
      <style:text-properties officeooo:rsid="0041c423" officeooo:paragraph-rsid="0041c423"/>
    </style:style>
    <style:style style:name="P21" style:family="paragraph" style:parent-style-name="Preformatted_20_Text">
      <style:paragraph-properties fo:margin-top="0in" fo:margin-bottom="0.1965in" loext:contextual-spacing="false"/>
    </style:style>
    <style:style style:name="P22" style:family="paragraph" style:parent-style-name="Preformatted_20_Text">
      <style:paragraph-properties fo:margin-top="0in" fo:margin-bottom="0.1965in" loext:contextual-spacing="false"/>
      <style:text-properties officeooo:paragraph-rsid="001d58ee"/>
    </style:style>
    <style:style style:name="P23" style:family="paragraph" style:parent-style-name="Preformatted_20_Text">
      <style:paragraph-properties fo:margin-top="0in" fo:margin-bottom="0.1965in" loext:contextual-spacing="false"/>
      <style:text-properties officeooo:paragraph-rsid="0022e71d"/>
    </style:style>
    <style:style style:name="P24" style:family="paragraph" style:parent-style-name="Text_20_body">
      <style:text-properties fo:font-weight="bold" officeooo:rsid="003ec283" officeooo:paragraph-rsid="003ec283" style:font-weight-asian="bold" style:font-weight-complex="bold"/>
    </style:style>
    <style:style style:name="P25" style:family="paragraph" style:parent-style-name="Text_20_body">
      <style:text-properties fo:font-weight="bold" officeooo:rsid="0042e360" officeooo:paragraph-rsid="0042e360" style:font-weight-asian="bold" style:font-weight-complex="bold"/>
    </style:style>
    <style:style style:name="P26" style:family="paragraph" style:parent-style-name="Text_20_body">
      <style:text-properties fo:font-weight="normal" officeooo:rsid="004864e5" officeooo:paragraph-rsid="004864e5" style:font-weight-asian="normal" style:font-weight-complex="normal"/>
    </style:style>
    <style:style style:name="P27" style:family="paragraph" style:parent-style-name="Standard">
      <style:text-properties fo:font-weight="bold" officeooo:rsid="00319c33" officeooo:paragraph-rsid="00319c33" style:font-weight-asian="bold" style:font-weight-complex="bold"/>
    </style:style>
    <style:style style:name="P28" style:family="paragraph" style:parent-style-name="Standard">
      <style:text-properties fo:font-weight="bold" officeooo:rsid="00335cdc" officeooo:paragraph-rsid="00335cdc" style:font-weight-asian="bold" style:font-weight-complex="bold"/>
    </style:style>
    <style:style style:name="P29" style:family="paragraph" style:parent-style-name="Standard">
      <style:text-properties fo:font-weight="bold" officeooo:rsid="00336ba9" officeooo:paragraph-rsid="00336ba9" style:font-weight-asian="bold" style:font-weight-complex="bold"/>
    </style:style>
    <style:style style:name="P30" style:family="paragraph" style:parent-style-name="Standard">
      <style:text-properties fo:font-weight="bold" officeooo:rsid="00349c91" officeooo:paragraph-rsid="00349c91" style:font-weight-asian="bold" style:font-weight-complex="bold"/>
    </style:style>
    <style:style style:name="P31" style:family="paragraph" style:parent-style-name="Standard">
      <style:text-properties fo:font-weight="bold" officeooo:rsid="00366bd1" officeooo:paragraph-rsid="00366bd1" style:font-weight-asian="bold" style:font-weight-complex="bold"/>
    </style:style>
    <style:style style:name="P32" style:family="paragraph" style:parent-style-name="Standard">
      <style:text-properties fo:font-weight="bold" officeooo:rsid="003a3d12" officeooo:paragraph-rsid="003a3d12" style:font-weight-asian="bold" style:font-weight-complex="bold"/>
    </style:style>
    <style:style style:name="P33" style:family="paragraph" style:parent-style-name="Standard">
      <style:text-properties fo:font-weight="bold" officeooo:rsid="003a7ece" officeooo:paragraph-rsid="003a7ece" style:font-weight-asian="bold" style:font-weight-complex="bold"/>
    </style:style>
    <style:style style:name="P34" style:family="paragraph" style:parent-style-name="Standard">
      <style:text-properties fo:font-weight="bold" officeooo:rsid="003a8663" officeooo:paragraph-rsid="003a8663" style:font-weight-asian="bold" style:font-weight-complex="bold"/>
    </style:style>
    <style:style style:name="P35" style:family="paragraph" style:parent-style-name="Standard">
      <style:text-properties fo:font-weight="bold" officeooo:rsid="003c60eb" officeooo:paragraph-rsid="003c60eb" style:font-weight-asian="bold" style:font-weight-complex="bold"/>
    </style:style>
    <style:style style:name="P36" style:family="paragraph" style:parent-style-name="Standard">
      <style:text-properties fo:font-weight="bold" officeooo:rsid="003d5713" officeooo:paragraph-rsid="003d5713" style:font-weight-asian="bold" style:font-weight-complex="bold"/>
    </style:style>
    <style:style style:name="P37" style:family="paragraph" style:parent-style-name="Standard">
      <style:text-properties fo:font-weight="bold" officeooo:rsid="003d85e2" officeooo:paragraph-rsid="003d85e2" style:font-weight-asian="bold" style:font-weight-complex="bold"/>
    </style:style>
    <style:style style:name="P38" style:family="paragraph" style:parent-style-name="Standard">
      <style:text-properties fo:font-weight="bold" officeooo:rsid="003d93c3" officeooo:paragraph-rsid="003d93c3" style:font-weight-asian="bold" style:font-weight-complex="bold"/>
    </style:style>
    <style:style style:name="P39" style:family="paragraph" style:parent-style-name="Standard" style:list-style-name="L1">
      <style:text-properties fo:font-weight="bold" officeooo:rsid="003d93c3" officeooo:paragraph-rsid="003d93c3" style:font-weight-asian="bold" style:font-weight-complex="bold"/>
    </style:style>
    <style:style style:name="P40" style:family="paragraph" style:parent-style-name="Standard" style:list-style-name="L1">
      <style:text-properties fo:font-weight="bold" officeooo:rsid="003ec283" officeooo:paragraph-rsid="003ec283" style:font-weight-asian="bold" style:font-weight-complex="bold"/>
    </style:style>
    <style:style style:name="P41" style:family="paragraph" style:parent-style-name="Standard">
      <style:text-properties fo:font-weight="bold" officeooo:rsid="003ec283" officeooo:paragraph-rsid="003ec283" style:font-weight-asian="bold" style:font-weight-complex="bold"/>
    </style:style>
    <style:style style:name="P42" style:family="paragraph" style:parent-style-name="Standard" style:list-style-name="L2">
      <style:text-properties fo:font-weight="bold" officeooo:rsid="003ec283" officeooo:paragraph-rsid="003ec283" style:font-weight-asian="bold" style:font-weight-complex="bold"/>
    </style:style>
    <style:style style:name="P43" style:family="paragraph" style:parent-style-name="Standard">
      <style:text-properties fo:font-weight="bold" officeooo:rsid="003ec283" officeooo:paragraph-rsid="00498e20" style:font-weight-asian="bold" style:font-weight-complex="bold"/>
    </style:style>
    <style:style style:name="P44" style:family="paragraph" style:parent-style-name="Standard">
      <style:text-properties fo:font-weight="bold" officeooo:rsid="0041c423" officeooo:paragraph-rsid="0041c423" style:font-weight-asian="bold" style:font-weight-complex="bold"/>
    </style:style>
    <style:style style:name="P45" style:family="paragraph" style:parent-style-name="Standard">
      <style:text-properties fo:font-weight="bold" officeooo:rsid="0042e360" officeooo:paragraph-rsid="0042e360" style:font-weight-asian="bold" style:font-weight-complex="bold"/>
    </style:style>
    <style:style style:name="P46" style:family="paragraph" style:parent-style-name="Standard">
      <style:text-properties fo:font-weight="bold" officeooo:rsid="004497a1" officeooo:paragraph-rsid="004497a1" style:font-weight-asian="bold" style:font-weight-complex="bold"/>
    </style:style>
    <style:style style:name="P47" style:family="paragraph" style:parent-style-name="Standard">
      <style:text-properties fo:font-weight="bold" officeooo:rsid="00474d0a" officeooo:paragraph-rsid="00474d0a" style:font-weight-asian="bold" style:font-weight-complex="bold"/>
    </style:style>
    <style:style style:name="P48" style:family="paragraph" style:parent-style-name="Standard">
      <style:text-properties fo:font-weight="bold" officeooo:rsid="00498e20" officeooo:paragraph-rsid="0042e360" style:font-weight-asian="bold" style:font-weight-complex="bold"/>
    </style:style>
    <style:style style:name="P49" style:family="paragraph" style:parent-style-name="Standard">
      <style:text-properties fo:font-weight="bold" officeooo:rsid="00498e20" officeooo:paragraph-rsid="00498e20" style:font-weight-asian="bold" style:font-weight-complex="bold"/>
    </style:style>
    <style:style style:name="P50" style:family="paragraph" style:parent-style-name="Standard">
      <style:text-properties fo:font-weight="bold" officeooo:rsid="004b6971" officeooo:paragraph-rsid="004b6971" style:font-weight-asian="bold" style:font-weight-complex="bold"/>
    </style:style>
    <style:style style:name="P51" style:family="paragraph" style:parent-style-name="Standard">
      <style:text-properties fo:font-weight="bold" officeooo:rsid="004d14f5" officeooo:paragraph-rsid="004d14f5" style:font-weight-asian="bold" style:font-weight-complex="bold"/>
    </style:style>
    <style:style style:name="P52" style:family="paragraph" style:parent-style-name="Standard">
      <style:text-properties style:text-underline-style="solid" style:text-underline-width="auto" style:text-underline-color="font-color" fo:font-weight="bold" officeooo:rsid="0017c824" officeooo:paragraph-rsid="0017c824" style:font-weight-asian="bold" style:font-weight-complex="bold"/>
    </style:style>
    <style:style style:name="P53" style:family="paragraph" style:parent-style-name="Standard">
      <style:text-properties style:text-underline-style="none" fo:font-weight="normal" officeooo:rsid="001a4028" officeooo:paragraph-rsid="001a4028" style:font-weight-asian="normal" style:font-weight-complex="normal"/>
    </style:style>
    <style:style style:name="P54" style:family="paragraph" style:parent-style-name="Standard">
      <style:text-properties style:text-underline-style="none" fo:font-weight="normal" officeooo:rsid="001ba77e" officeooo:paragraph-rsid="001ba77e" style:font-weight-asian="normal" style:font-weight-complex="normal"/>
    </style:style>
    <style:style style:name="P55" style:family="paragraph" style:parent-style-name="Standard">
      <style:text-properties style:text-underline-style="none" fo:font-weight="normal" officeooo:rsid="001ba77e" officeooo:paragraph-rsid="001d58ee" style:font-weight-asian="normal" style:font-weight-complex="normal"/>
    </style:style>
    <style:style style:name="P56" style:family="paragraph" style:parent-style-name="Standard">
      <style:text-properties style:text-underline-style="none" fo:font-weight="normal" officeooo:rsid="0022e71d" officeooo:paragraph-rsid="0022e71d" style:font-weight-asian="normal" style:font-weight-complex="normal"/>
    </style:style>
    <style:style style:name="P57" style:family="paragraph" style:parent-style-name="Standard">
      <style:text-properties style:text-underline-style="none" fo:font-weight="bold" officeooo:rsid="001815cd" officeooo:paragraph-rsid="001815cd" style:font-weight-asian="bold" style:font-weight-complex="bold"/>
    </style:style>
    <style:style style:name="P58" style:family="paragraph" style:parent-style-name="Standard">
      <style:text-properties style:text-underline-style="none" fo:font-weight="bold" officeooo:rsid="001f472f" officeooo:paragraph-rsid="00213bfc" style:font-weight-asian="bold" style:font-weight-complex="bold"/>
    </style:style>
    <style:style style:name="P59" style:family="paragraph" style:parent-style-name="Standard">
      <style:text-properties style:text-underline-style="none" fo:font-weight="bold" officeooo:rsid="00213bfc" officeooo:paragraph-rsid="00213bfc" style:font-weight-asian="bold" style:font-weight-complex="bold"/>
    </style:style>
    <style:style style:name="P60" style:family="paragraph" style:parent-style-name="Standard">
      <style:text-properties style:text-underline-style="none" fo:font-weight="bold" officeooo:rsid="0025e858" officeooo:paragraph-rsid="0025e858" style:font-weight-asian="bold" style:font-weight-complex="bold"/>
    </style:style>
    <style:style style:name="P61" style:family="paragraph" style:parent-style-name="Standard">
      <style:text-properties style:text-underline-style="none" fo:font-weight="bold" officeooo:rsid="0027b9b1" officeooo:paragraph-rsid="0027b9b1" style:font-weight-asian="bold" style:font-weight-complex="bold"/>
    </style:style>
    <style:style style:name="P62" style:family="paragraph" style:parent-style-name="Standard">
      <style:text-properties style:text-underline-style="none" fo:font-weight="bold" officeooo:rsid="002a757f" officeooo:paragraph-rsid="002a757f" style:font-weight-asian="bold" style:font-weight-complex="bold"/>
    </style:style>
    <style:style style:name="P63" style:family="paragraph" style:parent-style-name="Standard">
      <style:text-properties style:text-underline-style="none" fo:font-weight="bold" officeooo:rsid="002c4c36" officeooo:paragraph-rsid="002c4c36" style:font-weight-asian="bold" style:font-weight-complex="bold"/>
    </style:style>
    <style:style style:name="P64" style:family="paragraph" style:parent-style-name="Standard">
      <style:text-properties style:text-underline-style="none" fo:font-weight="bold" officeooo:rsid="002d722a" officeooo:paragraph-rsid="002d722a" style:font-weight-asian="bold" style:font-weight-complex="bold"/>
    </style:style>
    <style:style style:name="P65" style:family="paragraph" style:parent-style-name="Standard">
      <style:text-properties style:text-underline-style="none" fo:font-weight="bold" officeooo:rsid="002e7db6" officeooo:paragraph-rsid="002e7db6" style:font-weight-asian="bold" style:font-weight-complex="bold"/>
    </style:style>
    <style:style style:name="P66" style:family="paragraph" style:parent-style-name="Standard">
      <style:text-properties style:text-underline-style="none" fo:font-weight="bold" officeooo:rsid="00313240" officeooo:paragraph-rsid="00313240" style:font-weight-asian="bold" style:font-weight-complex="bold"/>
    </style:style>
    <style:style style:name="P67" style:family="paragraph" style:parent-style-name="Standard">
      <style:text-properties style:text-underline-style="none" fo:font-weight="bold" officeooo:rsid="00319c33" officeooo:paragraph-rsid="00319c33" style:font-weight-asian="bold" style:font-weight-complex="bold"/>
    </style:style>
    <style:style style:name="P68" style:family="paragraph" style:parent-style-name="Standard">
      <style:text-properties fo:font-weight="normal" officeooo:rsid="00474d0a" officeooo:paragraph-rsid="00474d0a" style:font-weight-asian="normal" style:font-weight-complex="normal"/>
    </style:style>
    <style:style style:name="P69" style:family="paragraph" style:parent-style-name="Standard">
      <style:text-properties fo:font-weight="normal" officeooo:rsid="00478ed4" officeooo:paragraph-rsid="00478ed4" style:font-weight-asian="normal" style:font-weight-complex="normal"/>
    </style:style>
    <style:style style:name="P70" style:family="paragraph" style:parent-style-name="Standard">
      <style:text-properties fo:font-weight="normal" officeooo:rsid="004864e5" officeooo:paragraph-rsid="004864e5" style:font-weight-asian="normal" style:font-weight-complex="normal"/>
    </style:style>
    <style:style style:name="P71" style:family="paragraph" style:parent-style-name="Standard">
      <style:text-properties fo:font-weight="normal" officeooo:rsid="004d14f5" officeooo:paragraph-rsid="004d14f5" style:font-weight-asian="normal" style:font-weight-complex="normal"/>
    </style:style>
    <style:style style:name="P72" style:family="paragraph" style:parent-style-name="Standard">
      <style:text-properties officeooo:rsid="0040338f" officeooo:paragraph-rsid="0040338f"/>
    </style:style>
    <style:style style:name="P73" style:family="paragraph" style:parent-style-name="Standard" style:list-style-name="L3">
      <style:text-properties officeooo:rsid="0040338f" officeooo:paragraph-rsid="0040338f"/>
    </style:style>
    <style:style style:name="P74" style:family="paragraph" style:parent-style-name="Standard" style:list-style-name="L3">
      <style:text-properties officeooo:rsid="0041c423" officeooo:paragraph-rsid="0041c423"/>
    </style:style>
    <style:style style:name="P75" style:family="paragraph" style:parent-style-name="Standard">
      <style:text-properties officeooo:rsid="0041c423" officeooo:paragraph-rsid="0041c423"/>
    </style:style>
    <style:style style:name="T1" style:family="text">
      <style:text-properties fo:font-weight="normal" style:font-weight-asian="normal" style:font-weight-complex="normal"/>
    </style:style>
    <style:style style:name="T2" style:family="text">
      <style:text-properties fo:font-weight="normal" officeooo:rsid="001867b6" style:font-weight-asian="normal" style:font-weight-complex="normal"/>
    </style:style>
    <style:style style:name="T3" style:family="text">
      <style:text-properties fo:font-weight="normal" officeooo:rsid="001ba77e" style:font-weight-asian="normal" style:font-weight-complex="normal"/>
    </style:style>
    <style:style style:name="T4" style:family="text">
      <style:text-properties fo:font-weight="normal" officeooo:rsid="00213bfc" style:font-weight-asian="normal" style:font-weight-complex="normal"/>
    </style:style>
    <style:style style:name="T5" style:family="text">
      <style:text-properties fo:font-weight="normal" officeooo:rsid="0028a500" style:font-weight-asian="normal" style:font-weight-complex="normal"/>
    </style:style>
    <style:style style:name="T6" style:family="text">
      <style:text-properties fo:font-weight="normal" officeooo:rsid="002a757f" style:font-weight-asian="normal" style:font-weight-complex="normal"/>
    </style:style>
    <style:style style:name="T7" style:family="text">
      <style:text-properties fo:font-weight="normal" officeooo:rsid="002aae18" style:font-weight-asian="normal" style:font-weight-complex="normal"/>
    </style:style>
    <style:style style:name="T8" style:family="text">
      <style:text-properties fo:font-weight="normal" officeooo:rsid="002bb2f1" style:font-weight-asian="normal" style:font-weight-complex="normal"/>
    </style:style>
    <style:style style:name="T9" style:family="text">
      <style:text-properties fo:font-weight="normal" officeooo:rsid="002fe7d6" style:font-weight-asian="normal" style:font-weight-complex="normal"/>
    </style:style>
    <style:style style:name="T10" style:family="text">
      <style:text-properties fo:font-weight="normal" officeooo:rsid="00313240" style:font-weight-asian="normal" style:font-weight-complex="normal"/>
    </style:style>
    <style:style style:name="T11" style:family="text">
      <style:text-properties fo:font-weight="normal" officeooo:rsid="00319c33" style:font-weight-asian="normal" style:font-weight-complex="normal"/>
    </style:style>
    <style:style style:name="T12" style:family="text">
      <style:text-properties fo:font-weight="normal" officeooo:rsid="0033b92a" style:font-weight-asian="normal" style:font-weight-complex="normal"/>
    </style:style>
    <style:style style:name="T13" style:family="text">
      <style:text-properties fo:font-weight="normal" officeooo:rsid="00378b7a" style:font-weight-asian="normal" style:font-weight-complex="normal"/>
    </style:style>
    <style:style style:name="T14" style:family="text">
      <style:text-properties fo:font-weight="normal" officeooo:rsid="0038a36f" style:font-weight-asian="normal" style:font-weight-complex="normal"/>
    </style:style>
    <style:style style:name="T15" style:family="text">
      <style:text-properties fo:font-weight="normal" officeooo:rsid="003a3d12" style:font-weight-asian="normal" style:font-weight-complex="normal"/>
    </style:style>
    <style:style style:name="T16" style:family="text">
      <style:text-properties fo:font-weight="normal" officeooo:rsid="003d5713" style:font-weight-asian="normal" style:font-weight-complex="normal"/>
    </style:style>
    <style:style style:name="T17" style:family="text">
      <style:text-properties fo:font-weight="normal" officeooo:rsid="003d85e2" style:font-weight-asian="normal" style:font-weight-complex="normal"/>
    </style:style>
    <style:style style:name="T18" style:family="text">
      <style:text-properties fo:font-weight="normal" officeooo:rsid="003dfc03" style:font-weight-asian="normal" style:font-weight-complex="normal"/>
    </style:style>
    <style:style style:name="T19" style:family="text">
      <style:text-properties fo:font-weight="normal" officeooo:rsid="0045d6cf" style:font-weight-asian="normal" style:font-weight-complex="normal"/>
    </style:style>
    <style:style style:name="T20" style:family="text">
      <style:text-properties fo:font-weight="normal" officeooo:rsid="00498e20" style:font-weight-asian="normal" style:font-weight-complex="normal"/>
    </style:style>
    <style:style style:name="T21" style:family="text">
      <style:text-properties fo:font-weight="normal" officeooo:rsid="004b6971" style:font-weight-asian="normal" style:font-weight-complex="normal"/>
    </style:style>
    <style:style style:name="T22" style:family="text">
      <style:text-properties fo:font-weight="bold" style:font-weight-asian="bold" style:font-weight-complex="bold"/>
    </style:style>
    <style:style style:name="T23" style:family="text">
      <style:text-properties fo:font-weight="bold" officeooo:rsid="0025a584" style:font-weight-asian="bold" style:font-weight-complex="bold"/>
    </style:style>
    <style:style style:name="T24" style:family="text">
      <style:text-properties officeooo:rsid="001f472f"/>
    </style:style>
    <style:style style:name="T25" style:family="text">
      <style:text-properties officeooo:rsid="0025a584"/>
    </style:style>
    <style:style style:name="T26" style:family="text">
      <style:text-properties officeooo:rsid="0028a500"/>
    </style:style>
    <style:style style:name="T27" style:family="text">
      <style:text-properties officeooo:rsid="002aae18"/>
    </style:style>
    <style:style style:name="T28" style:family="text">
      <style:text-properties officeooo:rsid="002bb2f1"/>
    </style:style>
    <style:style style:name="T29" style:family="text">
      <style:text-properties officeooo:rsid="002fe7d6"/>
    </style:style>
    <style:style style:name="T30" style:family="text">
      <style:text-properties officeooo:rsid="0033b92a"/>
    </style:style>
    <style:style style:name="T31" style:family="text">
      <style:text-properties officeooo:rsid="003a3d12"/>
    </style:style>
    <style:style style:name="T32" style:family="text">
      <style:text-properties officeooo:rsid="003d5713"/>
    </style:style>
    <style:style style:name="T33" style:family="text">
      <style:text-properties officeooo:rsid="003d85e2"/>
    </style:style>
    <style:style style:name="T34" style:family="text">
      <style:text-properties officeooo:rsid="003dfc03"/>
    </style:style>
    <style:style style:name="T35" style:family="text">
      <style:text-properties officeooo:rsid="00498e20"/>
    </style:style>
    <style:style style:name="T36" style:family="text">
      <style:text-properties officeooo:rsid="004b697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 UTILITIES</text:p>
      <text:p text:style-name="P52"/>
      <text:p text:style-name="P57">cat – <text:span text:style-name="T2">displays files contents. If given two or more argument, then concatenates each file's output. </text:span></text:p>
      <text:p text:style-name="P57"/>
      <text:p text:style-name="P53">Terminal app may not handle displaying content of binary files correctly. In graphical environment, this will often cause dialog boxes to pop up asking to install a new font. If encountered, close dialog box without installing. Viewing binary file in CLI, terminal may become corrupted and unable to display the output of other subsequent commands correctly. If so use <text:span text:style-name="T22">exit</text:span> or <text:span text:style-name="T22">logout</text:span>. Or even <text:span text:style-name="T22">reset </text:span>command. </text:p>
      <text:p text:style-name="P53"/>
      <text:p text:style-name="P1"><text:span text:style-name="Strong_20_Emphasis">sysadmin@localhost:~/test$</text:span> file /bin/ls</text:p>
      <text:p text:style-name="P10">/bin/ls: ELF 64-bit LSB <text:s/>executable, x86-64, version 1 (SYSV), dynamically linked (uses shared libs), for GNU/Linux 2.6.24, BuildID[sha1]=64d095bc6589dd4bfbf1c6d62ae985385965461b, stripped</text:p>
      <text:p text:style-name="P10"><text:span text:style-name="Strong_20_Emphasis">sysadmin@localhost:~/test$</text:span> file profile.txt</text:p>
      <text:p text:style-name="P22">profile.txt: ASCII text</text:p>
      <text:p text:style-name="P55">/bin/ls is <text:span text:style-name="T22">Exectuable Link Format (ELF)</text:span> and shouldn't be displayed with cat.</text:p>
      <text:p text:style-name="P55">/etc/profile is an <text:span text:style-name="T22">ASCII text</text:span> file and can be viewed. </text:p>
      <text:p text:style-name="P55"/>
      <text:p text:style-name="P58">split<text:span text:style-name="T1"> – cat command can concatenate two or more files into one file, the </text:span>split<text:span text:style-name="T1"> command can take one file and split it into multiple files. One application is to take a file too large to fit on some kind of removable media and break file apart so that each piece can be stored on separate media. </text:span><text:span text:style-name="T4">Can also be useful to send larger files across a slow network that has connection issues. Breaking files into smaller pieces would make it easier to transfer data across a poor network connection. </text:span></text:p>
      <text:p text:style-name="P58"><text:span text:style-name="T4"/></text:p>
      <text:p text:style-name="P3"><text:span text:style-name="T4">split [OPTION]... [INPUT [PREFIX]]</text:span></text:p>
      <text:p text:style-name="P58"><text:span text:style-name="T4"/></text:p>
      <text:p text:style-name="P59">Cat<text:span text:style-name="T1"> command can be used to reassemble pieces into a single file again. </text:span></text:p>
      <text:p text:style-name="P59"><text:span text:style-name="T1"/></text:p>
      <text:p text:style-name="P59"><text:span text:style-name="T1">By default, the new files will be named with a prefix of x and an alphabetical suffix of aa, ab, etc:</text:span></text:p>
      <text:p text:style-name="P59"><text:span text:style-name="T1"/></text:p>
      <text:p text:style-name="P4"><text:span text:style-name="Strong_20_Emphasis">sysadmin@localhost:~/test$</text:span><text:span text:style-name="T1"> split longfile.txt</text:span></text:p>
      <text:p text:style-name="Preformatted_20_Text"><text:span text:style-name="Strong_20_Emphasis">sysadmin@localhost:~/test$</text:span> ls</text:p>
      <text:p text:style-name="P21">xaa <text:s/>xab <text:s/>xac <text:s/>xad <text:s/>xae <text:s/>xaf <text:s/>xag <text:s/>xah <text:s/>xai <text:s/>xaj <text:s/>xa</text:p>
      <text:p text:style-name="P56">Possible to specify a prefix other than x. </text:p>
      <text:p text:style-name="P56"/>
      <text:p text:style-name="P2"><text:span text:style-name="Strong_20_Emphasis">sysadmin@localhost:~/test$</text:span> split longfile.txt file.</text:p>
      <text:p text:style-name="Preformatted_20_Text"><text:span text:style-name="Strong_20_Emphasis">sysadmin@localhost:~/test$</text:span> ls</text:p>
      <text:p text:style-name="Preformatted_20_Text">file.aa <text:s/>file.ac <text:s/>file.ae <text:s/>file.ag <text:s/>file.ai <text:s/>file.ak</text:p>
      <text:p text:style-name="P21">file.ab <text:s/>file.ad <text:s/>file.af <text:s/>file.ah <text:s/>file.aj</text:p>
      <text:p text:style-name="P56">The <text:span text:style-name="T22">-d</text:span> option allows for split files to have a numeric suffix instead of a default alphabetic suffix. </text:p>
      <text:p text:style-name="P56"/>
      <text:p text:style-name="P2"><text:span text:style-name="Strong_20_Emphasis">sysadmin@localhost:~/test$</text:span> split -d longfile.txt file. </text:p>
      <text:p text:style-name="Preformatted_20_Text"><text:span text:style-name="Strong_20_Emphasis">sysadmin@localhost:~/test$</text:span> ls</text:p>
      <text:p text:style-name="Preformatted_20_Text">file.00 <text:s/>file.02 <text:s/>file.04 <text:s/>file.06 <text:s/>file.08 <text:s/>file.10</text:p>
      <text:p text:style-name="P23">file.01 <text:s/>file.03 <text:s/>file.05 <text:s/>file.07 <text:s/>file.09</text:p>
      <text:p text:style-name="P56">By default, the <text:span text:style-name="T22">split</text:span> command breaks apart a file into 1,000 file chunks. <text:span text:style-name="T25">The </text:span><text:span text:style-name="T23">-l</text:span><text:span text:style-name="T25"> option can be used to specify number of lines to split upon. Alternatively, the </text:span><text:span text:style-name="T23">-b</text:span><text:span text:style-name="T25"> option may be used to specify max number of bytes to use per file. </text:span></text:p>
      <text:p text:style-name="P56"><text:soft-page-break/></text:p>
      <text:p text:style-name="P57">more </text:p>
      <text:p text:style-name="P57"/>
      <text:p text:style-name="P57">less – <text:span text:style-name="T3">paginates output with special commands for </text:span></text:p>
      <text:p text:style-name="P57"/>
      <text:p text:style-name="P54">To avoid viewing binary files, use <text:span text:style-name="T22">file</text:span> command. The <text:span text:style-name="T22">file</text:span> command displays type of file based upon the file content. <text:span text:style-name="T24">S</text:span></text:p>
      <text:p text:style-name="P54"/>
      <text:p text:style-name="P60">nl<text:span text:style-name="T1"> – number lines of its output. By default only numbers non-empty lines. Also possible to number lines by using </text:span>cat -n<text:span text:style-name="T1"> command. </text:span></text:p>
      <text:p text:style-name="P60"><text:span text:style-name="T1"/></text:p>
      <text:p text:style-name="P60"><text:span text:style-name="T1">Offers many formatting options for line numbering including separate styles for headers, footers, sections and body of a file. To number every line, execute </text:span>nl -ba<text:span text:style-name="T1"> command.</text:span></text:p>
      <text:p text:style-name="P60"><text:span text:style-name="T1"/></text:p>
      <text:p text:style-name="P61">head –<text:span text:style-name="T1"> View beginning of file or output. By default, displays first ten lines of a file's contents. </text:span><text:span text:style-name="T5">Can use a number as an option to indicate how many lines to display. </text:span><text:span text:style-name="T26">head -3</text:span><text:span text:style-name="T5"> displays 3 lines. Also can use </text:span><text:span text:style-name="T26">-n</text:span><text:span text:style-name="T5"> option followed by a number to display specific number of lines. </text:span><text:span text:style-name="T6">Can use a negative number to specify how many lines from bottom of file to omit. </text:span></text:p>
      <text:p text:style-name="P61"><text:span text:style-name="T6"/></text:p>
      <text:p text:style-name="P62">tail<text:span text:style-name="T1"> – displays contents from end of file. Displays last ten lines by default. </text:span><text:span text:style-name="T7">Can use number of </text:span><text:span text:style-name="T27">-n</text:span><text:span text:style-name="T7"> option to specify how many lines from end of file. </text:span><text:span text:style-name="T8">If number after </text:span><text:span text:style-name="T28">-n</text:span><text:span text:style-name="T8"> begins with plus sign </text:span><text:span text:style-name="T28">+</text:span><text:span text:style-name="T8"> then </text:span><text:span text:style-name="T28">tail</text:span><text:span text:style-name="T8"> will output lines starting at specified line and continuing to end of file. </text:span></text:p>
      <text:p text:style-name="P62"><text:span text:style-name="T8"/></text:p>
      <text:p text:style-name="P5"><text:span text:style-name="Strong_20_Emphasis"><text:span text:style-name="T28">sysadmin@localhost:~/test$</text:span></text:span><text:span text:style-name="T8"> tail -n +20 alpha.txt</text:span></text:p>
      <text:p text:style-name="Preformatted_20_Text">T is for Turnip</text:p>
      <text:p text:style-name="Preformatted_20_Text">U is for Up</text:p>
      <text:p text:style-name="Preformatted_20_Text">V is for Velvet</text:p>
      <text:p text:style-name="Preformatted_20_Text">W is for Walrus</text:p>
      <text:p text:style-name="Preformatted_20_Text">X is for Xenon</text:p>
      <text:p text:style-name="Preformatted_20_Text">Y is for Yellow</text:p>
      <text:p text:style-name="P21">Z is for Zebra</text:p>
      <text:p text:style-name="P63"><text:span text:style-name="T8">A</text:span><text:span text:style-name="T1">nother useful feature is when </text:span>tail<text:span text:style-name="T1"> is executed with </text:span>-f<text:span text:style-name="T1"> option and a file name argument, then it will initially output number of lines specified. Instead of exiting after displaying lines, the </text:span>tail<text:span text:style-name="T1"> command continues to run, following any changes in the file and displaying new content as it is added to end of file. One of main applications of follow feature is for administrators to watch log files change while they are troubleshooting. </text:span></text:p>
      <text:p text:style-name="P63"><text:span text:style-name="T1"/></text:p>
      <text:p text:style-name="P64">Paste<text:span text:style-name="T1"> – merge lines of one ore more files, line by line, separating them with a tab as delimiter by default. </text:span></text:p>
      <text:p text:style-name="P64"><text:span text:style-name="T1"/></text:p>
      <text:p text:style-name="P6"><text:span text:style-name="Strong_20_Emphasis">sysadmin@localhost:~/test$</text:span><text:span text:style-name="T1"> cat numbers.txt</text:span></text:p>
      <text:p text:style-name="Preformatted_20_Text">1</text:p>
      <text:p text:style-name="Preformatted_20_Text">2</text:p>
      <text:p text:style-name="Preformatted_20_Text">3</text:p>
      <text:p text:style-name="Preformatted_20_Text">4</text:p>
      <text:p text:style-name="Preformatted_20_Text">5</text:p>
      <text:p text:style-name="Preformatted_20_Text"><text:span text:style-name="Strong_20_Emphasis">sysadmin@localhost:~/test$</text:span> cat letters.txt</text:p>
      <text:p text:style-name="Preformatted_20_Text">a</text:p>
      <text:p text:style-name="Preformatted_20_Text">b</text:p>
      <text:p text:style-name="Preformatted_20_Text">c</text:p>
      <text:p text:style-name="Preformatted_20_Text">d</text:p>
      <text:p text:style-name="P21"><text:soft-page-break/>e</text:p>
      <text:p text:style-name="P6"><text:span text:style-name="Strong_20_Emphasis">sysadmin@localhost:~/test$</text:span><text:span text:style-name="T1"> paste numbers.txt letters.txt</text:span></text:p>
      <text:p text:style-name="Preformatted_20_Text">1 <text:s text:c="6"/>a</text:p>
      <text:p text:style-name="Preformatted_20_Text">2 <text:s text:c="6"/>b</text:p>
      <text:p text:style-name="Preformatted_20_Text">3 <text:s text:c="6"/>c</text:p>
      <text:p text:style-name="Preformatted_20_Text">4 <text:s text:c="6"/>d</text:p>
      <text:p text:style-name="P21">5 <text:s text:c="6"/>e</text:p>
      <text:p text:style-name="P64"><text:span text:style-name="T1">It is also possible to use other characters as delimiters (separators). For instance, if the intent is to create a file that a spreadsheet could easily open, a comma would be chosen as the delimiter. Option </text:span><text:span text:style-name="Source_20_Text"><text:span text:style-name="T1">-d</text:span></text:span><text:span text:style-name="T1"> is used to specify the delimiter.</text:span></text:p>
      <text:p text:style-name="P64"><text:span text:style-name="T1"/></text:p>
      <text:p text:style-name="P6"><text:span text:style-name="Strong_20_Emphasis">sysadmin@localhost:~/test$</text:span><text:span text:style-name="T1"> paste -d , numbers.txt letters.txt</text:span></text:p>
      <text:p text:style-name="Preformatted_20_Text">1,a</text:p>
      <text:p text:style-name="Preformatted_20_Text">2,b</text:p>
      <text:p text:style-name="Preformatted_20_Text">3,c</text:p>
      <text:p text:style-name="Preformatted_20_Text">4,d</text:p>
      <text:p text:style-name="P21">5,e</text:p>
      <text:p text:style-name="P65">join – <text:span text:style-name="T1">Similar to </text:span>paste,<text:span text:style-name="T1"> the </text:span>join<text:span text:style-name="T1"> command is able to combine two files. </text:span><text:span text:style-name="T9">Instead of going line by line through files, the </text:span><text:span text:style-name="T29">join</text:span><text:span text:style-name="T9"> command matches values of fields to determine which lines to combine. Other words, will join files based on common field between the files.</text:span><text:span text:style-name="T10"> Similar to SQL join statement, which combines records from two tables of related tables by matching values in joined fields. </text:span></text:p>
      <text:p text:style-name="P65"><text:span text:style-name="T10"/></text:p>
      <text:p text:style-name="P66"><text:span text:style-name="T1">To break a line into fields, the </text:span>join<text:span text:style-name="T1"> command uses either tabs or spaces between contents of ilfes and breaks each line into separate fields. Field that is used in joining process must be sorted in both files first or else errors may occur. </text:span><text:span text:style-name="T11">Also missing elements in key of either file will not appear in results. </text:span></text:p>
      <text:p text:style-name="P66"><text:span text:style-name="T11"/></text:p>
      <text:p text:style-name="P67"><text:span text:style-name="T1">Use </text:span>-t<text:span text:style-name="T1"> option to specify alternative delimiter. For example, for .csv files. </text:span></text:p>
      <text:p text:style-name="P67"><text:span text:style-name="T1"/></text:p>
      <text:p text:style-name="P7"><text:span text:style-name="Strong_20_Emphasis">sysadmin@localhost:~/test$</text:span><text:span text:style-name="T1"> cat people.csv</text:span></text:p>
      <text:p text:style-name="Preformatted_20_Text">Dennis,Richie</text:p>
      <text:p text:style-name="Preformatted_20_Text">Andrew,Tanenbaum</text:p>
      <text:p text:style-name="Preformatted_20_Text">Ken,Thompson</text:p>
      <text:p text:style-name="Preformatted_20_Text">Linus,Torvalds</text:p>
      <text:p text:style-name="Preformatted_20_Text"><text:span text:style-name="Strong_20_Emphasis">sysadmin@localhost:~/test$</text:span> cat os.csv</text:p>
      <text:p text:style-name="Preformatted_20_Text">1970,Unix,Richie</text:p>
      <text:p text:style-name="Preformatted_20_Text">1987,Minix,Tanenbaum</text:p>
      <text:p text:style-name="Preformatted_20_Text">1970,Unix,Thompson</text:p>
      <text:p text:style-name="P21">1991,Linux,Torvalds</text:p>
      <text:p text:style-name="P7"><text:span text:style-name="Strong_20_Emphasis">sysadmin@localhost:~/test$</text:span><text:span text:style-name="T1"> join -1 2 -2 3 -t',' people.csv os.csv</text:span></text:p>
      <text:p text:style-name="Preformatted_20_Text">Richie,Dennis,1970,Unix</text:p>
      <text:p text:style-name="Preformatted_20_Text">Tanenbaum,Andrew,1987,Minix</text:p>
      <text:p text:style-name="Preformatted_20_Text">Thompson,Ken,1970,Unix</text:p>
      <text:p text:style-name="P21">Torvalds,Linus,1991,Linux</text:p>
      <text:p text:style-name="P27">expand <text:span text:style-name="T1">and </text:span>unexpand<text:span text:style-name="T1"> – The </text:span>expand<text:span text:style-name="T1"> command will convert tab characters into spaces and the </text:span>unexpand<text:span text:style-name="T1"> command will convert spaces to tabs. </text:span></text:p>
      <text:p text:style-name="P27"><text:span text:style-name="T1"/></text:p>
      <text:p text:style-name="P28"><text:span text:style-name="T1">A key option for both is </text:span>-t<text:span text:style-name="T1"> which when specified as a single number indicates the number of spaces per tab. Can also specify a comma separated list of tab positions. By default, both commands assume eight </text:span><text:soft-page-break/><text:span text:style-name="T1">spaces per tab. </text:span></text:p>
      <text:p text:style-name="P28"><text:span text:style-name="T1"/></text:p>
      <text:p text:style-name="P28"><text:span text:style-name="T1">Consider This</text:span></text:p>
      <text:p text:style-name="P28"><text:span text:style-name="T1"/></text:p>
      <text:p text:style-name="P28"><text:span text:style-name="T1">A common misperception involving the expand command is that the option </text:span>-t 8<text:span text:style-name="T1"> will convert a tab into 8 spaces. What really happens is that the value of 8 represents a "</text:span>tabstop<text:span text:style-name="T1">" position.</text:span></text:p>
      <text:p text:style-name="P28"><text:span text:style-name="T1"/></text:p>
      <text:p text:style-name="P28"><text:span text:style-name="T1">Consider the behavior of a word processor. When the Tab key is pressed, your cursor will move forward to a predetermined place in the document, where the tab has been set (typically every .5 inches for most word processing programs). This is called the tabstop position.</text:span></text:p>
      <text:p text:style-name="P28"><text:span text:style-name="T1"/></text:p>
      <text:p text:style-name="P28"><text:span text:style-name="T1">The expand and </text:span>unexpand<text:span text:style-name="T1"> commands work in a similar fashion. For example, consider the following:</text:span></text:p>
      <text:p text:style-name="P28"><text:span text:style-name="T1"/></text:p>
      <text:p text:style-name="P28"><text:span text:style-name="T1">If you used the command expand -t 8 on the file that contains the preceding line, the first tab would become three spaces (up to the next tab stop position), the second tab would become 6 spaces and the last tab would become a single space. The tabs are expanding into multiple spaces.</text:span></text:p>
      <text:p text:style-name="P28"><text:span text:style-name="T1"/></text:p>
      <text:p text:style-name="P28"><text:span text:style-name="T1">One potential application of these commands is to make content of files consistent. If two authors working on two different files and one used spaces to indent and other used tabs, then these could be used to modify files and maintain consistency. </text:span></text:p>
      <text:p text:style-name="P28"><text:span text:style-name="T1"/></text:p>
      <text:p text:style-name="P29">Cut<text:span text:style-name="T1"> – extracts fields of information from a text file. Default field separator is either space or tab; can be modified with </text:span>-d<text:span text:style-name="T1"> option. </text:span><text:span text:style-name="T12">Use </text:span><text:span text:style-name="T30">-f </text:span><text:span text:style-name="T12">option to specify a list of comma separated field numbers to display or hyphenated range of fields to display. </text:span></text:p>
      <text:p text:style-name="P29"><text:span text:style-name="T12"/></text:p>
      <text:p text:style-name="P11"><text:span text:style-name="Strong_20_Emphasis"><text:span text:style-name="T30">sysadmin@localhost:~/test$</text:span></text:span><text:span text:style-name="T12"> head -1 /etc/passwd</text:span></text:p>
      <text:p text:style-name="P21">root:x:0:0:root:/root:/bin/bash</text:p>
      <text:p text:style-name="P11"><text:span text:style-name="T12">root:x:0:0:root:/root:/bin/bash</text:span></text:p>
      <text:p text:style-name="Preformatted_20_Text"><text:s text:c="2"/>| <text:s/>| | | <text:s/>| <text:s text:c="4"/>| <text:s text:c="5"/>|</text:p>
      <text:p text:style-name="P21"><text:s text:c="2"/>1 <text:s/>2 3 4 <text:s/>5 <text:s text:c="4"/>6 <text:s text:c="5"/>7 <text:s/></text:p>
      <text:p text:style-name="P11"><text:span text:style-name="Strong_20_Emphasis"><text:span text:style-name="T30">sysadmin@localhost:~/test$</text:span></text:span><text:span text:style-name="T12"> head -1 /etc/passwd | cut -d: -f1,5,6,7</text:span></text:p>
      <text:p text:style-name="P21">root:root:/root:/bin/bash</text:p>
      <text:p text:style-name="P11"><text:span text:style-name="Strong_20_Emphasis"><text:span text:style-name="T30">sysadmin@localhost:~/test$</text:span></text:span><text:span text:style-name="T12"> head -1 /etc/passwd | cut -d: -f1,5-7</text:span></text:p>
      <text:p text:style-name="P21">root:root:/root:/bin/bash</text:p>
      <text:p text:style-name="P30"><text:span text:style-name="T12">G</text:span><text:span text:style-name="T1">iven a file that has fields at fixed character positions, the </text:span>cut<text:span text:style-name="T1"> command can be used to extract the characters one at <text:s/>time using the </text:span>-c<text:span text:style-name="T1"> option followed by a range. </text:span></text:p>
      <text:p text:style-name="P30"><text:span text:style-name="T1"/></text:p>
      <text:p text:style-name="P31">Sort<text:span text:style-name="T1"> – used to display a file sorted on a specific field of data. </text:span><text:span text:style-name="T13">Able to sort using any field same way a spreadsheet is able to sort by any column. </text:span><text:span text:style-name="T14">With no options, it sorts by ASCII order. </text:span><text:span text:style-name="T15">By default, </text:span><text:span text:style-name="T31">sort</text:span><text:span text:style-name="T15"> breaks up each line of a file into fields using whitespace (tabs or spaces) as delimiters. </text:span></text:p>
      <text:p text:style-name="P31"><text:span text:style-name="T15"/></text:p>
      <text:p text:style-name="P32"><text:span text:style-name="T1">To specify an alternate delimiter, use the </text:span>-t<text:span text:style-name="T1"> option. To specify fields to sort from first to last, use one or more </text:span>-k<text:span text:style-name="T1"> options. </text:span></text:p>
      <text:p text:style-name="P32"><text:span text:style-name="T1"/></text:p>
      <text:p text:style-name="P12"><text:span text:style-name="Strong_20_Emphasis">sysadmin@localhost:~/test$</text:span><text:span text:style-name="T1"> sort -t',' -k2 os.csv</text:span></text:p>
      <text:p text:style-name="Preformatted_20_Text">1991,Linux,Torvalds</text:p>
      <text:p text:style-name="Preformatted_20_Text">1987,Minix,Tanenbaum</text:p>
      <text:p text:style-name="Preformatted_20_Text"><text:soft-page-break/>1970,Unix,Richie</text:p>
      <text:p text:style-name="P21">1970,Unix,Thompson</text:p>
      <text:p text:style-name="P33"><text:span text:style-name="T1">In order to have sort command treat a field numerically, add an </text:span>n<text:span text:style-name="T1"> for that key field specification</text:span></text:p>
      <text:p text:style-name="P33"><text:span text:style-name="T1"/></text:p>
      <text:p text:style-name="P13"><text:span text:style-name="Strong_20_Emphasis">sysadmin@localhost:~/test$</text:span><text:span text:style-name="T1"> sort -t',' -k1n os.csv</text:span></text:p>
      <text:p text:style-name="Preformatted_20_Text">1970,Unix,Richie</text:p>
      <text:p text:style-name="Preformatted_20_Text">1970,Unix,Thompson</text:p>
      <text:p text:style-name="Preformatted_20_Text">1987,Minix,Tanenbaum</text:p>
      <text:p text:style-name="P21">1991,Linux,Torvalds</text:p>
      <text:p text:style-name="P33"><text:span text:style-name="T1">Add an </text:span>r<text:span text:style-name="T1"> to change sort direction from ascending to descending. </text:span></text:p>
      <text:p text:style-name="P33"><text:span text:style-name="T1"/></text:p>
      <text:p text:style-name="P13"><text:span text:style-name="Strong_20_Emphasis">sysadmin@localhost:~/test$</text:span><text:span text:style-name="T1"> sort -t',' -k1nr os.csv</text:span></text:p>
      <text:p text:style-name="Preformatted_20_Text">1991,Linux,Torvalds</text:p>
      <text:p text:style-name="Preformatted_20_Text">1987,Minix,Tanenbaum</text:p>
      <text:p text:style-name="Preformatted_20_Text">1970,Unix,Richie</text:p>
      <text:p text:style-name="P21">1970,Unix,Thompson</text:p>
      <text:p text:style-name="P34"><text:span text:style-name="T1">Use </text:span>-u<text:span text:style-name="T1"> option (unique) so duplicate lines are not produced in output. </text:span></text:p>
      <text:p text:style-name="P34"><text:span text:style-name="T1"/></text:p>
      <text:p text:style-name="P35">Uniq<text:span text:style-name="T1"> – Does what unique did with </text:span>sort<text:span text:style-name="T1"> command. Eliminates duplicate </text:span><text:span text:style-name="T16">only if they are already consecutive lines, unlike </text:span><text:span text:style-name="T32">sort. </text:span></text:p>
      <text:p text:style-name="P35"><text:span text:style-name="T1"/></text:p>
      <text:p text:style-name="P36"><text:span text:style-name="T1">Couple reasons to use over </text:span>sort -u <text:span text:style-name="T1">command. May be times when lines should not be sorted first. </text:span>Uniq<text:span text:style-name="T1"> command can simply remove lines that are currently consecutive. </text:span></text:p>
      <text:p text:style-name="P36"><text:span text:style-name="T1"/></text:p>
      <text:p text:style-name="P36"><text:span text:style-name="T1">Second, the </text:span>-c<text:span text:style-name="T1"> option to the </text:span>uniq<text:span text:style-name="T1"> command outputs the number of duplicates that were counted (which </text:span>sort<text:span text:style-name="T1"> lacks). </text:span></text:p>
      <text:p text:style-name="P36"><text:span text:style-name="T1"/></text:p>
      <text:p text:style-name="P36">Fmt – <text:span text:style-name="T1">does very simple text formatting. Most common purpose is to format a text file with a max line width. </text:span><text:span text:style-name="T17">Width option can be specified with a hyphen followed by a simple number if it is given as first option or it can be specified with the </text:span><text:span text:style-name="T33">-w </text:span><text:span text:style-name="T17">option. </text:span></text:p>
      <text:p text:style-name="P36"><text:span text:style-name="T17"/></text:p>
      <text:p text:style-name="P14"><text:span text:style-name="T17">fmt -40 README </text:span></text:p>
      <text:p text:style-name="P14"><text:span text:style-name="T17">fmt -w 40 README</text:span></text:p>
      <text:p text:style-name="P36"><text:span text:style-name="T17"/></text:p>
      <text:p text:style-name="P37"><text:span text:style-name="T1">Can clean up sloppy spacing. The </text:span>-u<text:span text:style-name="T1"> option to modify a file to include uniform spacing of one space between words and two spaces after each sentence. </text:span></text:p>
      <text:p text:style-name="P37"><text:span text:style-name="T1"/></text:p>
      <text:p text:style-name="P38">Pr<text:span text:style-name="T1"> – prepares a file for printing by breaking file into pages and displaying header information at top of each page. By executing </text:span>pr file<text:span text:style-name="T1">, the file would be sent to standard output with page headers for each page containing a timestamp, the pathname for file, and page number. </text:span></text:p>
      <text:p text:style-name="P38"><text:span text:style-name="T1"/></text:p>
      <text:p text:style-name="P38"><text:span text:style-name="T1">Some useful </text:span>pr <text:span text:style-name="T1">options:</text:span></text:p>
      <text:list xml:id="list7125288335760850488" text:style-name="L1">
        <text:list-item>
          <text:p text:style-name="P39"><text:span text:style-name="T1">By default, the </text:span>pr<text:span text:style-name="T1"> command defaults to length of 56 lines per page, but the </text:span>-l <text:span text:style-name="T1">option can be used to specify a length. </text:span></text:p>
        </text:list-item>
        <text:list-item>
          <text:p text:style-name="P39"><text:span text:style-name="T1">Each page also include “header” </text:span><text:span text:style-name="T18">information which includes a timestamp, the file name and page number. To suppress headers, use the </text:span><text:span text:style-name="T34">-t</text:span><text:span text:style-name="T18"> option. </text:span></text:p>
        </text:list-item>
        <text:list-item>
          <text:p text:style-name="P40"><text:span text:style-name="T18">T</text:span><text:span text:style-name="T1">he </text:span>-d<text:span text:style-name="T1"> option can be used to automatically make the output double-spaced</text:span></text:p>
        </text:list-item>
        <text:list-item>
          <text:p text:style-name="P40"><text:span text:style-name="T1">An offset or margin can be specified with the </text:span>-o<text:span text:style-name="T1"> option, as well as a width with the </text:span>-w<text:span text:style-name="T1"> option</text:span></text:p>
        </text:list-item>
      </text:list>
      <text:p text:style-name="P15"><text:soft-page-break/><text:span text:style-name="Strong_20_Emphasis">sysadmin@localhost:~/test$</text:span><text:span text:style-name="T1"> pr -d alpha-first.txt</text:span></text:p>
      <text:p text:style-name="Preformatted_20_Text"/>
      <text:p text:style-name="Preformatted_20_Text"/>
      <text:p text:style-name="Preformatted_20_Text">2014-08-21 10:54 <text:s text:c="15"/>alpha-first.txt <text:s text:c="16"/>Page 1</text:p>
      <text:p text:style-name="Preformatted_20_Text"/>
      <text:p text:style-name="Preformatted_20_Text"/>
      <text:p text:style-name="Preformatted_20_Text">A is for Apple</text:p>
      <text:p text:style-name="Preformatted_20_Text"/>
      <text:p text:style-name="Preformatted_20_Text">B is for Bear</text:p>
      <text:p text:style-name="Preformatted_20_Text"/>
      <text:p text:style-name="Preformatted_20_Text">C is for Cat</text:p>
      <text:p text:style-name="Preformatted_20_Text"/>
      <text:p text:style-name="Preformatted_20_Text">D is for Dog</text:p>
      <text:p text:style-name="Preformatted_20_Text"/>
      <text:p text:style-name="Preformatted_20_Text">E is for Elephant</text:p>
      <text:p text:style-name="Preformatted_20_Text"/>
      <text:p text:style-name="P21">F is for Flower</text:p>
      <text:p text:style-name="P41"><text:span text:style-name="T1">Output is sent to terminal, but can be sent to actual printer</text:span></text:p>
      <text:p text:style-name="P41"><text:span text:style-name="T1"/></text:p>
      <text:p text:style-name="P41">od –<text:span text:style-name="T1"> Performs an </text:span>octal dump<text:span text:style-name="T1"> of data by default. One use is to display the contents of a file when it contains non-printable characters, such as control characters. </text:span></text:p>
      <text:p text:style-name="P41"><text:span text:style-name="T1"/></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Single Option</text:p>
            </table:table-cell>
            <table:table-cell table:style-name="Table1.A1" office:value-type="string">
              <text:p text:style-name="Table_20_Heading">Option with Argument</text:p>
            </table:table-cell>
            <table:table-cell table:style-name="Table1.A1" office:value-type="string">
              <text:p text:style-name="Table_20_Heading">Meaning</text:p>
            </table:table-cell>
          </table:table-row>
        </table:table-header-rows>
        <table:table-row>
          <table:table-cell table:style-name="Table1.A1" office:value-type="string">
            <text:p text:style-name="Table_20_Contents"><text:span text:style-name="Source_20_Text">-a</text:span></text:p>
          </table:table-cell>
          <table:table-cell table:style-name="Table1.A1" office:value-type="string">
            <text:p text:style-name="Table_20_Contents"><text:span text:style-name="Source_20_Text">-t a</text:span></text:p>
          </table:table-cell>
          <table:table-cell table:style-name="Table1.A1" office:value-type="string">
            <text:p text:style-name="Table_20_Contents">Named characters, ignoring high bit</text:p>
          </table:table-cell>
        </table:table-row>
        <table:table-row>
          <table:table-cell table:style-name="Table1.A1" office:value-type="string">
            <text:p text:style-name="Table_20_Contents"><text:span text:style-name="Source_20_Text">-b</text:span></text:p>
          </table:table-cell>
          <table:table-cell table:style-name="Table1.A1" office:value-type="string">
            <text:p text:style-name="Table_20_Contents"><text:span text:style-name="Source_20_Text">-t o1</text:span></text:p>
          </table:table-cell>
          <table:table-cell table:style-name="Table1.A1" office:value-type="string">
            <text:p text:style-name="Table_20_Contents">Octal bytes</text:p>
          </table:table-cell>
        </table:table-row>
        <table:table-row>
          <table:table-cell table:style-name="Table1.A1" office:value-type="string">
            <text:p text:style-name="Table_20_Contents"><text:span text:style-name="Source_20_Text">-c</text:span></text:p>
          </table:table-cell>
          <table:table-cell table:style-name="Table1.A1" office:value-type="string">
            <text:p text:style-name="Table_20_Contents"><text:span text:style-name="Source_20_Text">-t c</text:span></text:p>
          </table:table-cell>
          <table:table-cell table:style-name="Table1.A1" office:value-type="string">
            <text:p text:style-name="Table_20_Contents">ASCII characters or backslash escapes</text:p>
          </table:table-cell>
        </table:table-row>
        <table:table-row>
          <table:table-cell table:style-name="Table1.A1" office:value-type="string">
            <text:p text:style-name="Table_20_Contents"><text:span text:style-name="Source_20_Text">-d</text:span></text:p>
          </table:table-cell>
          <table:table-cell table:style-name="Table1.A1" office:value-type="string">
            <text:p text:style-name="Table_20_Contents"><text:span text:style-name="Source_20_Text">-t u2</text:span></text:p>
          </table:table-cell>
          <table:table-cell table:style-name="Table1.A1" office:value-type="string">
            <text:p text:style-name="Table_20_Contents">Unsigned decimal 2-byte units</text:p>
          </table:table-cell>
        </table:table-row>
        <table:table-row>
          <table:table-cell table:style-name="Table1.A1" office:value-type="string">
            <text:p text:style-name="Table_20_Contents"><text:span text:style-name="Source_20_Text">-f</text:span></text:p>
          </table:table-cell>
          <table:table-cell table:style-name="Table1.A1" office:value-type="string">
            <text:p text:style-name="Table_20_Contents"><text:span text:style-name="Source_20_Text">-t fF</text:span></text:p>
          </table:table-cell>
          <table:table-cell table:style-name="Table1.A1" office:value-type="string">
            <text:p text:style-name="Table_20_Contents">Floats</text:p>
          </table:table-cell>
        </table:table-row>
        <table:table-row>
          <table:table-cell table:style-name="Table1.A1" office:value-type="string">
            <text:p text:style-name="Table_20_Contents"><text:span text:style-name="Source_20_Text">-i</text:span></text:p>
          </table:table-cell>
          <table:table-cell table:style-name="Table1.A1" office:value-type="string">
            <text:p text:style-name="Table_20_Contents"><text:span text:style-name="Source_20_Text">-t dI</text:span></text:p>
          </table:table-cell>
          <table:table-cell table:style-name="Table1.A1" office:value-type="string">
            <text:p text:style-name="Table_20_Contents">Decimal integers</text:p>
          </table:table-cell>
        </table:table-row>
        <table:table-row>
          <table:table-cell table:style-name="Table1.A1" office:value-type="string">
            <text:p text:style-name="Table_20_Contents"><text:span text:style-name="Source_20_Text">-l</text:span></text:p>
          </table:table-cell>
          <table:table-cell table:style-name="Table1.A1" office:value-type="string">
            <text:p text:style-name="Table_20_Contents"><text:span text:style-name="Source_20_Text">-t dL</text:span></text:p>
          </table:table-cell>
          <table:table-cell table:style-name="Table1.A1" office:value-type="string">
            <text:p text:style-name="Table_20_Contents">Decimal longs</text:p>
          </table:table-cell>
        </table:table-row>
        <table:table-row>
          <table:table-cell table:style-name="Table1.A1" office:value-type="string">
            <text:p text:style-name="Table_20_Contents"><text:span text:style-name="Source_20_Text">-o</text:span></text:p>
          </table:table-cell>
          <table:table-cell table:style-name="Table1.A1" office:value-type="string">
            <text:p text:style-name="Table_20_Contents"><text:span text:style-name="Source_20_Text">-t o2</text:span></text:p>
          </table:table-cell>
          <table:table-cell table:style-name="Table1.A1" office:value-type="string">
            <text:p text:style-name="Table_20_Contents">Octal 2 byte units</text:p>
          </table:table-cell>
        </table:table-row>
        <table:table-row>
          <table:table-cell table:style-name="Table1.A1" office:value-type="string">
            <text:p text:style-name="Table_20_Contents"><text:span text:style-name="Source_20_Text">-s</text:span></text:p>
          </table:table-cell>
          <table:table-cell table:style-name="Table1.A1" office:value-type="string">
            <text:p text:style-name="Table_20_Contents"><text:span text:style-name="Source_20_Text">-t d2</text:span></text:p>
          </table:table-cell>
          <table:table-cell table:style-name="Table1.A1" office:value-type="string">
            <text:p text:style-name="Table_20_Contents">Decimal 2 byte units</text:p>
          </table:table-cell>
        </table:table-row>
        <table:table-row>
          <table:table-cell table:style-name="Table1.A1" office:value-type="string">
            <text:p text:style-name="Table_20_Contents"><text:span text:style-name="Source_20_Text">-x</text:span></text:p>
          </table:table-cell>
          <table:table-cell table:style-name="Table1.A1" office:value-type="string">
            <text:p text:style-name="Table_20_Contents"><text:span text:style-name="Source_20_Text">-t x2</text:span></text:p>
          </table:table-cell>
          <table:table-cell table:style-name="Table1.A1" office:value-type="string">
            <text:p text:style-name="Table_20_Contents">Hexadecimal 2 byte units</text:p>
          </table:table-cell>
        </table:table-row>
      </table:table>
      <text:p text:style-name="P41"><text:span text:style-name="T1"/></text:p>
      <text:p text:style-name="P15"><text:span text:style-name="Strong_20_Emphasis">sysadmin@localhost:~/test$</text:span><text:span text:style-name="T1"> <text:s/>cat hidden.txt</text:span></text:p>
      <text:p text:style-name="Preformatted_20_Text">NDG LPIC-1 Curriculum</text:p>
      <text:p text:style-name="P21">Is The Best.</text:p>
      <text:p text:style-name="P15"><text:span text:style-name="Strong_20_Emphasis">sysadmin@localhost:~/test$</text:span><text:span text:style-name="T1"> od -c hidden.txt</text:span></text:p>
      <text:p text:style-name="Preformatted_20_Text">0000000 <text:s text:c="3"/>T <text:s text:c="2"/>h <text:s text:c="2"/>i <text:s text:c="2"/>s <text:s text:c="5"/>\r <text:s text:c="2"/>i <text:s text:c="2"/>s <text:s text:c="5"/>\r <text:s text:c="2"/>a <text:s text:c="5"/>\r <text:s text:c="2"/>h <text:s text:c="2"/>i <text:s text:c="2"/>d</text:p>
      <text:p text:style-name="Preformatted_20_Text">0000020 <text:s text:c="3"/>d <text:s text:c="2"/>e <text:s text:c="2"/>n <text:s text:c="5"/>\r <text:s text:c="2"/>m <text:s text:c="2"/>e <text:s text:c="2"/>s <text:s text:c="2"/>s <text:s text:c="2"/>a <text:s text:c="2"/>g <text:s text:c="2"/>e <text:s text:c="5"/>\r <text:s text:c="2"/>N <text:s text:c="2"/>G</text:p>
      <text:p text:style-name="Preformatted_20_Text">0000040 <text:s text:c="3"/>D <text:s text:c="6"/>L <text:s text:c="2"/>P <text:s text:c="2"/>I <text:s text:c="2"/>C <text:s text:c="2"/>- <text:s text:c="2"/>1 <text:s text:c="6"/>C <text:s text:c="2"/>u <text:s text:c="2"/>r <text:s text:c="2"/>r <text:s text:c="2"/>i <text:s text:c="2"/>c <text:s text:c="2"/>u</text:p>
      <text:p text:style-name="Preformatted_20_Text">0000060 <text:s text:c="3"/>l <text:s text:c="2"/>u <text:s text:c="2"/>m <text:s text:c="5"/>\n <text:s text:c="2"/>I <text:s text:c="2"/>s <text:s text:c="6"/>T <text:s text:c="2"/>h <text:s text:c="2"/>e <text:s text:c="6"/>B <text:s text:c="2"/>e <text:s text:c="2"/>s <text:s text:c="2"/>t</text:p>
      <text:p text:style-name="Preformatted_20_Text">0000100 <text:s text:c="3"/>. <text:s/>\n <text:s/>\n <text:s text:c="51"/></text:p>
      <text:p text:style-name="P21">0000103</text:p>
      <text:p text:style-name="P41"><text:span text:style-name="T1">Point of </text:span>od<text:span text:style-name="T1"> not to send secret messages. Can be used for file recovery or to open a file that crashes other programs. </text:span>Od <text:span text:style-name="T1">can display raw file content in octal form. Also supports hexadecimal and decimal output. Can be very useful when analyzing a precompiled binary, such as a virus. </text:span></text:p>
      <text:p text:style-name="P41"><text:span text:style-name="T1"/></text:p>
      <text:p text:style-name="P15"><text:soft-page-break/><text:span text:style-name="Strong_20_Emphasis">sysadmin@localhost:~/test$</text:span><text:span text:style-name="T1"> od -x hidden.txt</text:span></text:p>
      <text:p text:style-name="Preformatted_20_Text">0000000 6854 7369 0d20 7369 0d20 2061 680d 6469</text:p>
      <text:p text:style-name="Preformatted_20_Text">0000020 6564 206e 6d0d 7365 6173 6567 0d20 474e</text:p>
      <text:p text:style-name="Preformatted_20_Text">0000040 2044 504c 4349 312d 4320 7275 6972 7563</text:p>
      <text:p text:style-name="Preformatted_20_Text">0000060 756c 206d 490a 2073 6854 2065 6542 7473</text:p>
      <text:p text:style-name="Preformatted_20_Text">0000100 0a2e 000a</text:p>
      <text:p text:style-name="P21">0000103</text:p>
      <text:p text:style-name="P41"><text:span text:style-name="T1">Two other options control where the </text:span>od<text:span text:style-name="T1"> command will read its data from file:</text:span></text:p>
      <text:list xml:id="list8913370333249931120" text:style-name="L2">
        <text:list-item>
          <text:p text:style-name="P42"><text:span text:style-name="T1">The </text:span>-j<text:span text:style-name="T1"> option can be used to specify how many bytes to skip from input</text:span></text:p>
        </text:list-item>
        <text:list-item>
          <text:p text:style-name="P42"><text:span text:style-name="T1">The </text:span>-N<text:span text:style-name="T1"> option is used to specify the total number of bytes the </text:span>od<text:span text:style-name="T1"> command will read from the file</text:span></text:p>
        </text:list-item>
      </text:list>
      <text:p text:style-name="P41"><text:span text:style-name="T1"/></text:p>
      <text:p text:style-name="P24"><text:span text:style-name="T1">See how these options work with the same </text:span><text:span text:style-name="Source_20_Text"><text:span text:style-name="T1">hidden.txt</text:span></text:span><text:span text:style-name="T1"> file from the previous example, skipping thirteen bytes and displaying only fifteen bytes total:</text:span></text:p>
      <text:p text:style-name="Preformatted_20_Text"><text:span text:style-name="Strong_20_Emphasis">sysadmin@localhost:~/test$</text:span> od -j 13 -N 15 -c hidden.txt</text:p>
      <text:p text:style-name="Preformatted_20_Text">0000015 <text:s text:c="3"/>h <text:s text:c="2"/>i <text:s text:c="2"/>d <text:s text:c="2"/>d <text:s text:c="2"/>e <text:s text:c="2"/>n <text:s text:c="5"/>\r <text:s text:c="2"/>m <text:s text:c="2"/>e <text:s text:c="2"/>s <text:s text:c="2"/>s <text:s text:c="2"/>a <text:s text:c="2"/>g <text:s text:c="2"/>e</text:p>
      <text:p text:style-name="P21">0000034</text:p>
      <text:p text:style-name="P72">Additional options that are used to affect output are:</text:p>
      <text:list xml:id="list7754934157392538732" text:style-name="L3">
        <text:list-item>
          <text:p text:style-name="P73">The <text:span text:style-name="T22">-w</text:span><text:span text:style-name="T1"> option specifies width in bytes to output next to offset address. By default, width is 16 bytes</text:span></text:p>
        </text:list-item>
        <text:list-item>
          <text:p text:style-name="P74"><text:span text:style-name="T1">The </text:span><text:span text:style-name="T22">-A </text:span><text:span text:style-name="T1">option has several ways to specify address as formatting optoins covered earlier:</text:span></text:p>
          <text:list>
            <text:list-item>
              <text:p text:style-name="P74"><text:span text:style-name="T1">Using the </text:span><text:span text:style-name="T22">-An</text:span><text:span text:style-name="T1"> option will prevent the </text:span><text:span text:style-name="T22">od</text:span><text:span text:style-name="T1"> command from outputting the offset address to left of the data</text:span></text:p>
            </text:list-item>
            <text:list-item>
              <text:p text:style-name="P74"><text:span text:style-name="T1">The </text:span><text:span text:style-name="T22">-Ad</text:span><text:span text:style-name="T1"> option will use decimal addresses</text:span></text:p>
            </text:list-item>
            <text:list-item>
              <text:p text:style-name="P74"><text:span text:style-name="T1">The </text:span><text:span text:style-name="T22">-Ax</text:span><text:span text:style-name="T1"> option will use hexadecimal</text:span></text:p>
            </text:list-item>
          </text:list>
        </text:list-item>
      </text:list>
      <text:p text:style-name="P75"><text:span text:style-name="T1"/></text:p>
      <text:p text:style-name="P20"><text:span text:style-name="Strong_20_Emphasis">sysadmin@localhost:~/test$</text:span><text:span text:style-name="T1"> od -j 13 -N 15 -c -w8 -An ./hidden.txt</text:span></text:p>
      <text:p text:style-name="Preformatted_20_Text"><text:s text:c="3"/>h <text:s text:c="2"/>i <text:s text:c="2"/>d <text:s text:c="2"/>d <text:s text:c="2"/>e <text:s text:c="2"/>n <text:s text:c="7"/>\r</text:p>
      <text:p text:style-name="P21"><text:s text:c="3"/>m <text:s text:c="2"/>e <text:s text:c="2"/>s <text:s text:c="2"/>s <text:s text:c="2"/>a <text:s text:c="2"/>g <text:s text:c="2"/>e</text:p>
      <text:p text:style-name="P44">tr<text:span text:style-name="T1"> – used to translate from one set of characters to another</text:span></text:p>
      <text:p text:style-name="P44"><text:span text:style-name="T1"/></text:p>
      <text:p text:style-name="P16"><text:span text:style-name="Strong_20_Emphasis">sysadmin@localhost:~/test$</text:span><text:span text:style-name="T1"> tr 'a-z' 'A-Z' &lt; alpha-first.txt.original</text:span></text:p>
      <text:p text:style-name="Preformatted_20_Text">A IS FOR APPLE</text:p>
      <text:p text:style-name="Preformatted_20_Text">B IS FOR BEAR</text:p>
      <text:p text:style-name="Preformatted_20_Text">C IS FOR CAT</text:p>
      <text:p text:style-name="Preformatted_20_Text">D IS FOR DOG</text:p>
      <text:p text:style-name="Preformatted_20_Text">E IS FOR ELEPHANT</text:p>
      <text:p text:style-name="P21">F IS FOR FLOWER</text:p>
      <text:p text:style-name="P16"><text:span text:style-name="Strong_20_Emphasis">sysadmin@localhost:~/test$</text:span><text:span text:style-name="T1"> cat alpha-first.txt.original | tr 'aeiou' '@&amp;1*^'</text:span></text:p>
      <text:p text:style-name="Preformatted_20_Text">A 1s f*r Appl&amp;</text:p>
      <text:p text:style-name="Preformatted_20_Text">B 1s f*r B&amp;@r</text:p>
      <text:p text:style-name="Preformatted_20_Text">C 1s f*r C@t</text:p>
      <text:p text:style-name="Preformatted_20_Text">D 1s f*r D*g</text:p>
      <text:p text:style-name="Preformatted_20_Text">E 1s f*r El&amp;ph@nt</text:p>
      <text:p text:style-name="P21">F 1s f*r Fl*w&amp;r</text:p>
      <text:p text:style-name="P45"><text:span text:style-name="T1">Can also squeeze repeated characters and delete characters. For these functions, only one set of characters needs to be specified. </text:span></text:p>
      <text:p text:style-name="P45"><text:soft-page-break/><text:span text:style-name="T1"/></text:p>
      <text:p text:style-name="P45"><text:span text:style-name="T1">Use the </text:span>-s<text:span text:style-name="T1"> option to eliminate duplicates. Squeeze repeats</text:span></text:p>
      <text:p text:style-name="P45"><text:span text:style-name="T1"/></text:p>
      <text:p text:style-name="P17"><text:span text:style-name="Strong_20_Emphasis">sysadmin@localhost:~/test$</text:span><text:span text:style-name="T1"> echo 'aaaaaappleeeeee' | tr -s 'ae'</text:span></text:p>
      <text:p text:style-name="P21">apple</text:p>
      <text:p text:style-name="P45"><text:span text:style-name="T1">Use the </text:span>-d<text:span text:style-name="T1"> option to delete characters in first set. </text:span></text:p>
      <text:p text:style-name="P45"><text:span text:style-name="T1"/></text:p>
      <text:p text:style-name="P17"><text:span text:style-name="Strong_20_Emphasis">sysadmin@localhost:~/test$</text:span><text:span text:style-name="T1"> cat alpha-first.txt.original | tr -d 'AEIOUaeiou'</text:span></text:p>
      <text:p text:style-name="Preformatted_20_Text"><text:s/>s fr ppl</text:p>
      <text:p text:style-name="Preformatted_20_Text">B s fr Br</text:p>
      <text:p text:style-name="Preformatted_20_Text">C s fr Ct</text:p>
      <text:p text:style-name="Preformatted_20_Text">D s fr Dg</text:p>
      <text:p text:style-name="Preformatted_20_Text"><text:s/>s fr lphnt</text:p>
      <text:p text:style-name="P21">F s fr Flwr</text:p>
      <text:p text:style-name="P46">sed – <text:span text:style-name="T1">The </text:span>stream editor<text:span text:style-name="T1"> command is a non-interactive editor that can be used to modify text. </text:span><text:span text:style-name="T19">Can be used to do a simple search and replace. </text:span></text:p>
      <text:p text:style-name="P46"><text:span text:style-name="T19"/></text:p>
      <text:p text:style-name="P47">$ sed 's/Animal/Apple/'</text:p>
      <text:p text:style-name="P47"/>
      <text:p text:style-name="P68">Searches for what comes between first two slashes and it if finds text replaces it with what come between last two slashes</text:p>
      <text:p text:style-name="P68"/>
      <text:p text:style-name="P68">Unlike most filter commands, the <text:span text:style-name="T22">sed</text:span> command can modify the original file by using the option <text:span text:style-name="T22">-i</text:span> which allows for an optional argument, which will be an <text:span text:style-name="T22">extension, </text:span>result being a new file which is a copy of the original file. </text:p>
      <text:p text:style-name="P45"><text:span text:style-name="T1"/></text:p>
      <text:p text:style-name="P17"><text:span text:style-name="Strong_20_Emphasis">sadmin@localhost:~/test$</text:span><text:span text:style-name="T1"> sed -i'.original' 's/Animal/Apple/' alpha-first.txt</text:span></text:p>
      <text:p text:style-name="Preformatted_20_Text"><text:span text:style-name="Strong_20_Emphasis">sysadmin@localhost:~/test$</text:span> cat alpha-first.txt</text:p>
      <text:p text:style-name="Preformatted_20_Text">A is for Apple</text:p>
      <text:p text:style-name="Preformatted_20_Text">B is for Bear</text:p>
      <text:p text:style-name="Preformatted_20_Text">C is for Cat</text:p>
      <text:p text:style-name="Preformatted_20_Text">D is for Dog</text:p>
      <text:p text:style-name="Preformatted_20_Text">E is for Elephant</text:p>
      <text:p text:style-name="Preformatted_20_Text">F is for Flower</text:p>
      <text:p text:style-name="Preformatted_20_Text"><text:span text:style-name="Strong_20_Emphasis">sysadmin@localhost:~/test$</text:span> cat alpha-first.txt.original</text:p>
      <text:p text:style-name="Preformatted_20_Text">A is for Animal</text:p>
      <text:p text:style-name="Preformatted_20_Text">B is for Bear</text:p>
      <text:p text:style-name="Preformatted_20_Text">C is for Cat</text:p>
      <text:p text:style-name="Preformatted_20_Text">D is for Dog</text:p>
      <text:p text:style-name="Preformatted_20_Text">E is for Elephant</text:p>
      <text:p text:style-name="P21">F is for Flower</text:p>
      <text:p text:style-name="P69">The <text:span text:style-name="T22">sed</text:span> command will only replace the first occurrence of pattern by default. To replace all occurrences of pattern, add global modifier <text:span text:style-name="T22">g</text:span> after final slash. </text:p>
      <text:p text:style-name="P69"/>
      <text:p text:style-name="P8"><text:span text:style-name="Strong_20_Emphasis">sysadmin@localhost:~/test$</text:span> cat food.txt</text:p>
      <text:p text:style-name="Preformatted_20_Text">Food is good.</text:p>
      <text:p text:style-name="Preformatted_20_Text"><text:span text:style-name="Strong_20_Emphasis">sysadmin@localhost:~/test$</text:span> sed 's/oo/00/' food.txt</text:p>
      <text:p text:style-name="Preformatted_20_Text">F00d is good.</text:p>
      <text:p text:style-name="Preformatted_20_Text"><text:span text:style-name="Strong_20_Emphasis">sysadmin@localhost:~/test$</text:span> sed 's/oo/00/g' food.txt</text:p>
      <text:p text:style-name="P21">F00d is g00d.</text:p>
      <text:p text:style-name="P70"><text:soft-page-break/>The sed command is also able to either insert text before a pattern or after a pattern. For this expression do not use the s character before the first slash; use an insert change with i\ or an append change with a\. Notice that the change affects either the line before (with i\) or after (with a\) where the pattern is was found:</text:p>
      <text:p text:style-name="P70"/>
      <text:p text:style-name="P9"><text:span text:style-name="Strong_20_Emphasis">sysadmin@localhost:~/test$</text:span> sed '/is/i\Hello' food.txt</text:p>
      <text:p text:style-name="Preformatted_20_Text">Hello</text:p>
      <text:p text:style-name="Preformatted_20_Text">Food is good.</text:p>
      <text:p text:style-name="Preformatted_20_Text"><text:span text:style-name="Strong_20_Emphasis">sysadmin@localhost:~/test$</text:span> sed '/is/a\Hello' food.txt</text:p>
      <text:p text:style-name="Preformatted_20_Text">Food is good.</text:p>
      <text:p text:style-name="P21">Hello</text:p>
      <text:p text:style-name="P26">The <text:span text:style-name="Source_20_Text">sed</text:span> command can also be used to search for a line of text containing a pattern and then delete the lines that match. Place the pattern to search for between two slashes followed by a <text:span text:style-name="Source_20_Text">d</text:span> to carry out this operation. Notice the <text:span text:style-name="Source_20_Text">animals.txt</text:span> file has five lines, but the <text:span text:style-name="Source_20_Text">sed '/a/d'</text:span> command removes the lines that contain an <text:span text:style-name="Source_20_Text">a</text:span>:</text:p>
      <text:p text:style-name="Preformatted_20_Text"><text:span text:style-name="Strong_20_Emphasis">sysadmin@localhost:~/test$</text:span> cat animals.txt</text:p>
      <text:p text:style-name="Preformatted_20_Text">1 retriever</text:p>
      <text:p text:style-name="Preformatted_20_Text">2 badger</text:p>
      <text:p text:style-name="Preformatted_20_Text">3 bat</text:p>
      <text:p text:style-name="Preformatted_20_Text">4 wolf</text:p>
      <text:p text:style-name="Preformatted_20_Text">5 eagle</text:p>
      <text:p text:style-name="Preformatted_20_Text"><text:span text:style-name="Strong_20_Emphasis">sysadmin@localhost:~/test$</text:span> sed '/a/d' animals.txt</text:p>
      <text:p text:style-name="Preformatted_20_Text">1 retriever</text:p>
      <text:p text:style-name="P21">4 wolf</text:p>
      <text:p text:style-name="P26">To change an entire line that matches a pattern to something else, use a slash, the pattern to match, another slash, <text:span text:style-name="Source_20_Text">c\</text:span>, and then the new text. For example, to change a line containing <text:span text:style-name="Source_20_Text">3</text:span> to <text:span text:style-name="Source_20_Text">three</text:span>, use the following command:</text:p>
      <text:p text:style-name="Preformatted_20_Text"><text:span text:style-name="Strong_20_Emphasis">sysadmin@localhost:~/test$</text:span> cat numbers.txt</text:p>
      <text:p text:style-name="Preformatted_20_Text">1</text:p>
      <text:p text:style-name="Preformatted_20_Text">2</text:p>
      <text:p text:style-name="Preformatted_20_Text">3</text:p>
      <text:p text:style-name="Preformatted_20_Text">4</text:p>
      <text:p text:style-name="Preformatted_20_Text">5</text:p>
      <text:p text:style-name="Preformatted_20_Text"><text:span text:style-name="Strong_20_Emphasis">sysadmin@localhost:~/test$</text:span> sed '/3/c\three' numbers.txt</text:p>
      <text:p text:style-name="Preformatted_20_Text">1</text:p>
      <text:p text:style-name="Preformatted_20_Text">2</text:p>
      <text:p text:style-name="Preformatted_20_Text">three</text:p>
      <text:p text:style-name="Preformatted_20_Text">4</text:p>
      <text:p text:style-name="P21">5</text:p>
      <text:p text:style-name="P70"/>
      <text:p text:style-name="P17"><text:span text:style-name="Strong_20_Emphasis">sysadmin@localhost:~/test$</text:span><text:span text:style-name="T1"> sed '/3/c\three' animals.txt</text:span></text:p>
      <text:p text:style-name="Preformatted_20_Text">1 retriever</text:p>
      <text:p text:style-name="Preformatted_20_Text">2 badger</text:p>
      <text:p text:style-name="Preformatted_20_Text">three</text:p>
      <text:p text:style-name="Preformatted_20_Text">4 wolf</text:p>
      <text:p text:style-name="P21">5 eagle</text:p>
      <text:p text:style-name="P25"><text:span text:style-name="T1">The </text:span><text:span text:style-name="Source_20_Text"><text:span text:style-name="T1">sed</text:span></text:span><text:span text:style-name="T1"> command normally parses only one expression to filter text. To use multiple expressions, use </text:span><text:soft-page-break/><text:span text:style-name="T1">a </text:span><text:span text:style-name="Source_20_Text"><text:span text:style-name="T1">-e</text:span></text:span><text:span text:style-name="T1"> option with each expression to modify the file. </text:span></text:p>
      <text:p text:style-name="Text_20_body">Notice that the order in which those expressions are placed makes a difference. In the first attempt, both expressions are effective, but in the second attempt only the first is effective. After the first expression deletes all lines containing an <text:span text:style-name="Source_20_Text">a</text:span>, the second expression doesn't have anything to do because the line that contained <text:span text:style-name="Source_20_Text">3</text:span> was removed:</text:p>
      <text:p text:style-name="P17"><text:span text:style-name="Strong_20_Emphasis">sysadmin@localhost:~/test$</text:span><text:span text:style-name="T1"> sed -e '/3/c\three' -e '/a/d' animals.txt</text:span></text:p>
      <text:p text:style-name="Preformatted_20_Text">1 retriever</text:p>
      <text:p text:style-name="Preformatted_20_Text">three</text:p>
      <text:p text:style-name="Preformatted_20_Text">4 wolf</text:p>
      <text:p text:style-name="Preformatted_20_Text"><text:span text:style-name="Strong_20_Emphasis">sysadmin@localhost:~/test$</text:span> sed -e '/a/d' -e '/3/c\three' animals.txt</text:p>
      <text:p text:style-name="Preformatted_20_Text">1 retriever</text:p>
      <text:p text:style-name="P21">4 wolf</text:p>
      <text:p text:style-name="P45"><text:span text:style-name="T1">The most powerful aspect of the </text:span><text:span text:style-name="Source_20_Text"><text:span text:style-name="T1">sed</text:span></text:span><text:span text:style-name="T1"> command is a feature that will be covered later in the course called regular expressions. In each example so far, the </text:span><text:span text:style-name="Source_20_Text"><text:span text:style-name="T1">sed</text:span></text:span><text:span text:style-name="T1"> command has been using </text:span><text:span text:style-name="Variable"><text:span text:style-name="T1">literal</text:span></text:span><text:span text:style-name="T1"> expressions involving characters like </text:span><text:span text:style-name="Source_20_Text"><text:span text:style-name="T1">t</text:span></text:span><text:span text:style-name="T1"> or </text:span><text:span text:style-name="Source_20_Text"><text:span text:style-name="T1">o</text:span></text:span><text:span text:style-name="T1"> or strings like </text:span><text:span text:style-name="Source_20_Text"><text:span text:style-name="T1">three</text:span></text:span><text:span text:style-name="T1">. Regular expressions can be used to create patterns for use with the </text:span><text:span text:style-name="Source_20_Text"><text:span text:style-name="T1">sed</text:span></text:span><text:span text:style-name="T1"> command and many other, far more powerful commands.</text:span></text:p>
      <text:p text:style-name="P48"/>
      <text:p text:style-name="P49">Wc – <text:span text:style-name="T1">can be used to analyze a text file. Counts number of lines, words, and byte counts in a passage and outputs information in following format:</text:span></text:p>
      <text:p text:style-name="P49"><text:span text:style-name="T1"/></text:p>
      <text:p text:style-name="P18"><text:span text:style-name="Variable"><text:span text:style-name="T1">lines</text:span></text:span><text:span text:style-name="T1"> </text:span><text:span text:style-name="Variable"><text:span text:style-name="T1">words</text:span></text:span><text:span text:style-name="T1"> </text:span><text:span text:style-name="Variable"><text:span text:style-name="T1">bytes</text:span></text:span><text:span text:style-name="T1"> </text:span><text:span text:style-name="Variable"><text:span text:style-name="T1">filename</text:span></text:span></text:p>
      <text:p text:style-name="P49"><text:span text:style-name="T1"/></text:p>
      <text:p text:style-name="P18"><text:span text:style-name="Strong_20_Emphasis">sysadmin@localhost:~/test$</text:span><text:span text:style-name="T1"> cat alpha-first.txt</text:span></text:p>
      <text:p text:style-name="Preformatted_20_Text">A is for Animal</text:p>
      <text:p text:style-name="Preformatted_20_Text">B is for Bear</text:p>
      <text:p text:style-name="Preformatted_20_Text">C is for Cat</text:p>
      <text:p text:style-name="Preformatted_20_Text">D is for Dog</text:p>
      <text:p text:style-name="Preformatted_20_Text">E is for Elephant</text:p>
      <text:p text:style-name="P21">F is for Flower</text:p>
      <text:p text:style-name="P18"><text:span text:style-name="Strong_20_Emphasis">sysadmin@localhost:~/test$</text:span><text:span text:style-name="T1"> wc alpha-first.txt</text:span></text:p>
      <text:p text:style-name="P21"><text:s/>6 24 90 alpha-first.txt</text:p>
      <text:p text:style-name="P43">-<text:span text:style-name="T35">l –</text:span><text:span text:style-name="T20"> gives number of lines</text:span></text:p>
      <text:p text:style-name="P43">-<text:span text:style-name="T35">w</text:span><text:span text:style-name="T20"> – gives number or words</text:span></text:p>
      <text:p text:style-name="P43">-<text:span text:style-name="T35">m</text:span><text:span text:style-name="T20"> – gives number of bytes </text:span></text:p>
      <text:p text:style-name="P43">-<text:span text:style-name="T36">L</text:span><text:span text:style-name="T21"> – returns max line length in file</text:span></text:p>
      <text:p text:style-name="P43"><text:span text:style-name="T21"/></text:p>
      <text:p text:style-name="P50"><text:span text:style-name="T1">Word count of all files in a particular folder</text:span></text:p>
      <text:p text:style-name="P50"><text:span text:style-name="T1"/></text:p>
      <text:p text:style-name="P19"><text:span text:style-name="Strong_20_Emphasis">sysadmin@localhost:~/test$</text:span><text:span text:style-name="T1"> wc *</text:span></text:p>
      <text:p text:style-name="Preformatted_20_Text"><text:s text:c="4"/>5 <text:s text:c="3"/>10 <text:s text:c="3"/>39 adjectives.txt</text:p>
      <text:p text:style-name="Preformatted_20_Text"><text:s text:c="4"/>6 <text:s text:c="3"/>24 <text:s text:c="3"/>90 alpha-first.txt</text:p>
      <text:p text:style-name="Preformatted_20_Text"><text:s text:c="4"/>6 <text:s text:c="3"/>24 <text:s text:c="3"/>89 alpha-first.txt.original</text:p>
      <text:p text:style-name="Preformatted_20_Text"><text:s text:c="4"/>7 <text:s text:c="3"/>28 <text:s text:c="2"/>106 alpha-second.txt</text:p>
      <text:p text:style-name="Preformatted_20_Text"><text:s text:c="3"/>13 <text:s text:c="3"/>52 <text:s text:c="2"/>195 alpha-third.txt</text:p>
      <text:p text:style-name="Preformatted_20_Text"><text:s text:c="3"/>26 <text:s text:c="2"/>104 <text:s text:c="2"/>390 alpha.txt</text:p>
      <text:p text:style-name="Preformatted_20_Text"><text:s text:c="4"/>5 <text:s text:c="3"/>10 <text:s text:c="3"/>42 animals.txt</text:p>
      <text:p text:style-name="Preformatted_20_Text"><text:s text:c="4"/>1 <text:s text:c="4"/>3 <text:s text:c="3"/>14 food.txt</text:p>
      <text:p text:style-name="Preformatted_20_Text"><text:s text:c="4"/>3 <text:s text:c="3"/>11 <text:s text:c="3"/>67 hidden.txt</text:p>
      <text:p text:style-name="Preformatted_20_Text"><text:soft-page-break/><text:s text:c="4"/>5 <text:s text:c="4"/>5 <text:s text:c="3"/>10 letters.txt</text:p>
      <text:p text:style-name="Preformatted_20_Text"><text:s text:c="4"/>4 <text:s text:c="3"/>16 <text:s text:c="3"/>83 linux.txt</text:p>
      <text:p text:style-name="Preformatted_20_Text">10240 10236 66540 longfile.txt</text:p>
      <text:p text:style-name="Preformatted_20_Text"><text:s text:c="3"/>13 <text:s text:c="3"/>36 <text:s text:c="2"/>235 newhome.txt</text:p>
      <text:p text:style-name="Preformatted_20_Text"><text:s text:c="4"/>5 <text:s text:c="4"/>5 <text:s text:c="3"/>10 numbers.txt</text:p>
      <text:p text:style-name="Preformatted_20_Text"><text:s text:c="4"/>4 <text:s text:c="4"/>4 <text:s text:c="3"/>77 os.csv</text:p>
      <text:p text:style-name="Preformatted_20_Text"><text:s text:c="4"/>4 <text:s text:c="4"/>4 <text:s text:c="3"/>59 people.csv</text:p>
      <text:p text:style-name="Preformatted_20_Text"><text:s text:c="4"/>6 <text:s text:c="3"/>21 <text:s text:c="2"/>110 profile.txt</text:p>
      <text:p text:style-name="Preformatted_20_Text"><text:s text:c="3"/>11 <text:s text:c="3"/>11 <text:s text:c="3"/>51 red.txt</text:p>
      <text:p text:style-name="P21">10364 10604 68207 total</text:p>
      <text:p text:style-name="P51">LAB</text:p>
      <text:p text:style-name="P51"/>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ariable"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5T20:38:58.591421046</meta:creation-date>
    <meta:generator>LibreOffice/5.0.6.2$Linux_X86_64 LibreOffice_project/00m0$Build-2</meta:generator>
    <dc:date>2017-01-16T10:51:00.835911533</dc:date>
    <meta:editing-duration>PT5H4M41S</meta:editing-duration>
    <meta:editing-cycles>44</meta:editing-cycles>
    <meta:document-statistic meta:table-count="1" meta:image-count="0" meta:object-count="0" meta:page-count="11" meta:paragraph-count="352" meta:word-count="3187" meta:character-count="19175" meta:non-whitespace-character-count="15725"/>
  </office:meta>
</office:document-meta>
</file>